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d8d2" officeooo:paragraph-rsid="000fd8d2" style:font-weight-asian="bold" style:font-weight-complex="bold"/>
    </style:style>
    <style:style style:name="P2" style:family="paragraph" style:parent-style-name="Standard" style:list-style-name="L1">
      <style:text-properties fo:font-weight="normal" officeooo:rsid="000fd8d2" officeooo:paragraph-rsid="000fd8d2" style:font-weight-asian="normal" style:font-weight-complex="normal"/>
    </style:style>
    <style:style style:name="P3" style:family="paragraph" style:parent-style-name="Standard" style:list-style-name="L2">
      <style:text-properties fo:font-weight="normal" officeooo:rsid="000fd8d2" officeooo:paragraph-rsid="000fd8d2" style:font-weight-asian="normal" style:font-weight-complex="normal"/>
    </style:style>
    <style:style style:name="P4" style:family="paragraph" style:parent-style-name="Standard">
      <style:text-properties fo:font-weight="normal" officeooo:rsid="0012e379" officeooo:paragraph-rsid="0013df8d" style:font-weight-asian="normal" style:font-weight-complex="normal"/>
    </style:style>
    <style:style style:name="P5" style:family="paragraph" style:parent-style-name="Standard">
      <style:text-properties fo:font-weight="normal" officeooo:rsid="0013df8d" officeooo:paragraph-rsid="0013df8d" style:font-weight-asian="normal" style:font-weight-complex="normal"/>
    </style:style>
    <style:style style:name="P6" style:family="paragraph" style:parent-style-name="Standard">
      <style:text-properties fo:language="nl" fo:country="NL" fo:font-weight="bold" officeooo:rsid="0013df8d" officeooo:paragraph-rsid="0013df8d" style:font-size-asian="10.5pt" style:font-weight-asian="bold" style:font-weight-complex="bold"/>
    </style:style>
    <style:style style:name="P7" style:family="paragraph" style:parent-style-name="Standard">
      <style:text-properties fo:language="en" fo:country="US" fo:font-weight="normal" officeooo:rsid="0013df8d" officeooo:paragraph-rsid="0013df8d" style:font-weight-asian="normal" style:font-weight-complex="normal"/>
    </style:style>
    <style:style style:name="P8" style:family="paragraph" style:parent-style-name="Standard">
      <style:text-properties fo:language="en" fo:country="US" fo:font-weight="normal" officeooo:rsid="0013df8d" officeooo:paragraph-rsid="0016ff06" style:font-weight-asian="normal" style:font-weight-complex="normal"/>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fo:language="nl" fo:country="NL" style:font-size-asian="10.5pt"/>
    </style:style>
    <style:style style:name="T2" style:family="text">
      <style:text-properties style:text-position="0% 100%" style:font-size-asian="10.5pt"/>
    </style:style>
    <style:style style:name="T3" style:family="text">
      <style:text-properties style:text-position="0% 100%" officeooo:rsid="0016ff06" style:font-size-asian="10.5pt"/>
    </style:style>
    <style:style style:name="T4" style:family="text">
      <style:text-properties style:text-position="0% 100%" officeooo:rsid="001519ff" style:font-size-asian="10.5pt"/>
    </style:style>
    <style:style style:name="T5" style:family="text">
      <style:text-properties style:text-position="0% 100%" officeooo:rsid="0012e379" style:font-size-asian="10.5pt"/>
    </style:style>
    <style:style style:name="T6" style:family="text">
      <style:text-properties style:text-position="0% 100%" officeooo:rsid="0018a1bd" style:font-size-asian="10.5pt"/>
    </style:style>
    <style:style style:name="T7" style:family="text">
      <style:text-properties style:text-position="0% 100%" officeooo:rsid="001a2e6a" style:font-size-asian="10.5pt"/>
    </style:style>
    <style:style style:name="T8" style:family="text">
      <style:text-properties fo:language="nl" fo:country="NL" style:font-size-asian="10.5pt"/>
    </style:style>
    <style:style style:name="T9" style:family="text">
      <style:text-properties fo:language="nl" fo:country="NL" officeooo:rsid="0013ac40" style:font-size-asian="10.5pt"/>
    </style:style>
    <style:style style:name="T10" style:family="text">
      <style:text-properties fo:language="nl" fo:country="NL" officeooo:rsid="0013df8d" style:font-size-asian="10.5pt"/>
    </style:style>
    <style:style style:name="T11" style:family="text">
      <style:text-properties style:font-size-asian="10.5pt"/>
    </style:style>
    <style:style style:name="T12" style:family="text">
      <style:text-properties officeooo:rsid="0016ff06" style:font-size-asian="10.5pt"/>
    </style:style>
    <style:style style:name="T13" style:family="text">
      <style:text-properties officeooo:rsid="001519ff" style:font-size-asian="10.5pt"/>
    </style:style>
    <style:style style:name="T14" style:family="text">
      <style:text-properties officeooo:rsid="0018a1bd" style:font-size-asian="10.5pt"/>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zet:</text:p>
      <text:p text:style-name="P1">1. inleiding</text:p>
      <text:list xml:id="list1210768064836810134" text:style-name="L1">
        <text:list-item>
          <text:p text:style-name="P2">maatschappelijke relevantie</text:p>
          <text:list>
            <text:list-item>
              <text:p text:style-name="P2">Zorgkosten</text:p>
            </text:list-item>
            <text:list-item>
              <text:p text:style-name="P2">levenskwaliteit</text:p>
            </text:list-item>
          </text:list>
        </text:list-item>
        <text:list-item>
          <text:p text:style-name="P2">wetenschappelijke relevantie</text:p>
          <text:list>
            <text:list-item>
              <text:p text:style-name="P2">Zoals Meer, Miller &amp; Rosen zeggen: Well documented but direction of causation remains unknown</text:p>
            </text:list-item>
            <text:list-item>
              <text:p text:style-name="P2">Waarom is de causaliteit niet duidelijk</text:p>
            </text:list-item>
          </text:list>
        </text:list-item>
        <text:list-item>
          <text:p text:style-name="P2">Wat ga ik doen?</text:p>
          <text:list>
            <text:list-item>
              <text:p text:style-name="P2">Proberen een causaal verband te vinden doormiddel van een difference in difference analyse</text:p>
            </text:list-item>
            <text:list-item>
              <text:p text:style-name="P2">doormiddel van de data van DHS suvey (Naam nog even zoeken</text:p>
            </text:list-item>
          </text:list>
        </text:list-item>
      </text:list>
      <text:p text:style-name="P1">2. literatuur review</text:p>
      <text:list xml:id="list1819035635373915814" text:style-name="L2">
        <text:list-item>
          <text:p text:style-name="P3">Wat hebben Meer Miller en Rosen gedaan</text:p>
        </text:list-item>
        <text:list-item>
          <text:p text:style-name="P3">Wat hebben andere papers gedaan om te zoeken naar correlatie</text:p>
        </text:list-item>
      </text:list>
      <text:p text:style-name="P1">3. methoden</text:p>
      <text:p text:style-name="P1"><text:tab/></text:p>
      <text:p text:style-name="P1"/>
      <text:p text:style-name="P1">Inleiding:</text:p>
      <text:p text:style-name="P6"/>
      <text:p text:style-name="P7"><text:span text:style-name="T11">The positive correlation between health and wealth has been shown a lot of times. </text:span><text:reference-mark-start text:name="ADDIN CSL_CITATION {&quot;mendeley&quot;: {&quot;formattedCitation&quot;: &quot;(Pollack et al., 2007)&quot;, &quot;plainTextFormattedCitation&quot;: &quot;(Pollack et al., 2007)&quot;}, &quot;schema&quot;: &quot;https://github.com/citation-style-language/schema/raw/master/csl-citation.json&quot;, &quot;properties&quot;: {&quot;noteIndex&quot;: 0}, &quot;citationItems&quot;: [{&quot;itemData&quot;: {&quot;container-title&quot;: &quot;American Journal of Preventive Medicine&quot;, &quot;type&quot;: &quot;article-journal&quot;, &quot;id&quot;: &quot;ITEM-1&quot;, &quot;issue&quot;: &quot;3&quot;, &quot;author&quot;: [{&quot;suffix&quot;: &quot;&quot;, &quot;dropping-particle&quot;: &quot;&quot;, &quot;parse-names&quot;: false, &quot;family&quot;: &quot;Pollack&quot;, &quot;given&quot;: &quot;Craig Evan&quot;, &quot;non-dropping-particle&quot;: &quot;&quot;}, {&quot;suffix&quot;: &quot;&quot;, &quot;dropping-particle&quot;: &quot;&quot;, &quot;parse-names&quot;: false, &quot;family&quot;: &quot;Chideya&quot;, &quot;given&quot;: &quot;Sekai&quot;, &quot;non-dropping-particle&quot;: &quot;&quot;}, {&quot;suffix&quot;: &quot;&quot;, &quot;dropping-particle&quot;: &quot;&quot;, &quot;parse-names&quot;: false, &quot;family&quot;: &quot;Cubbin&quot;, &quot;given&quot;: &quot;Catherine&quot;, &quot;non-dropping-particle&quot;: &quot;&quot;}, {&quot;suffix&quot;: &quot;&quot;, &quot;dropping-particle&quot;: &quot;&quot;, &quot;parse-names&quot;: false, &quot;family&quot;: &quot;Williams&quot;, &quot;given&quot;: &quot;Brie&quot;, &quot;non-dropping-particle&quot;: &quot;&quot;}, {&quot;suffix&quot;: &quot;&quot;, &quot;dropping-particle&quot;: &quot;&quot;, &quot;parse-names&quot;: false, &quot;family&quot;: &quot;Dekker&quot;, &quot;given&quot;: &quot;Mercedes&quot;, &quot;non-dropping-particle&quot;: &quot;&quot;}, {&quot;suffix&quot;: &quot;&quot;, &quot;dropping-particle&quot;: &quot;&quot;, &quot;parse-names&quot;: false, &quot;family&quot;: &quot;Braveman&quot;, &quot;given&quot;: &quot;Paula&quot;, &quot;non-dropping-particle&quot;: &quot;&quot;}], &quot;issued&quot;: {&quot;date-parts&quot;: [[&quot;2007&quot;]]}, &quot;page&quot;: &quot;250-264&quot;, &quot;ISSN&quot;: &quot;07493797&quot;, &quot;DOI&quot;: &quot;10.1016/j.amepre.2007.04.033&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volume&quot;: &quot;33&quot;, &quot;PMID&quot;: &quot;17826585&quot;, &quot;ISBN&quot;: &quot;0263557051059&quot;, &quot;title&quot;: &quot;Should Health Studies Measure Wealth?. A Systematic Review&quot;, &quot;note&quot;: &quot;Correlaties!\n\n29 studies&quot;}, &quot;id&quot;: &quot;ITEM-1&quot;, &quot;uris&quot;: [&quot;http://www.mendeley.com/documents/?uuid=e838a289-3adb-41ae-ab8b-3bfff06dc7ff&quot;]}]} RNDHbi3BAs94L"/><text:span text:style-name="T2">Pollack et al. </text:span><text:span text:style-name="T3">(</text:span><text:span text:style-name="T2">2007)</text:span><text:reference-mark-end text:name="ADDIN CSL_CITATION {&quot;mendeley&quot;: {&quot;formattedCitation&quot;: &quot;(Pollack et al., 2007)&quot;, &quot;plainTextFormattedCitation&quot;: &quot;(Pollack et al., 2007)&quot;}, &quot;schema&quot;: &quot;https://github.com/citation-style-language/schema/raw/master/csl-citation.json&quot;, &quot;properties&quot;: {&quot;noteIndex&quot;: 0}, &quot;citationItems&quot;: [{&quot;itemData&quot;: {&quot;container-title&quot;: &quot;American Journal of Preventive Medicine&quot;, &quot;type&quot;: &quot;article-journal&quot;, &quot;id&quot;: &quot;ITEM-1&quot;, &quot;issue&quot;: &quot;3&quot;, &quot;author&quot;: [{&quot;suffix&quot;: &quot;&quot;, &quot;dropping-particle&quot;: &quot;&quot;, &quot;parse-names&quot;: false, &quot;family&quot;: &quot;Pollack&quot;, &quot;given&quot;: &quot;Craig Evan&quot;, &quot;non-dropping-particle&quot;: &quot;&quot;}, {&quot;suffix&quot;: &quot;&quot;, &quot;dropping-particle&quot;: &quot;&quot;, &quot;parse-names&quot;: false, &quot;family&quot;: &quot;Chideya&quot;, &quot;given&quot;: &quot;Sekai&quot;, &quot;non-dropping-particle&quot;: &quot;&quot;}, {&quot;suffix&quot;: &quot;&quot;, &quot;dropping-particle&quot;: &quot;&quot;, &quot;parse-names&quot;: false, &quot;family&quot;: &quot;Cubbin&quot;, &quot;given&quot;: &quot;Catherine&quot;, &quot;non-dropping-particle&quot;: &quot;&quot;}, {&quot;suffix&quot;: &quot;&quot;, &quot;dropping-particle&quot;: &quot;&quot;, &quot;parse-names&quot;: false, &quot;family&quot;: &quot;Williams&quot;, &quot;given&quot;: &quot;Brie&quot;, &quot;non-dropping-particle&quot;: &quot;&quot;}, {&quot;suffix&quot;: &quot;&quot;, &quot;dropping-particle&quot;: &quot;&quot;, &quot;parse-names&quot;: false, &quot;family&quot;: &quot;Dekker&quot;, &quot;given&quot;: &quot;Mercedes&quot;, &quot;non-dropping-particle&quot;: &quot;&quot;}, {&quot;suffix&quot;: &quot;&quot;, &quot;dropping-particle&quot;: &quot;&quot;, &quot;parse-names&quot;: false, &quot;family&quot;: &quot;Braveman&quot;, &quot;given&quot;: &quot;Paula&quot;, &quot;non-dropping-particle&quot;: &quot;&quot;}], &quot;issued&quot;: {&quot;date-parts&quot;: [[&quot;2007&quot;]]}, &quot;page&quot;: &quot;250-264&quot;, &quot;ISSN&quot;: &quot;07493797&quot;, &quot;DOI&quot;: &quot;10.1016/j.amepre.2007.04.033&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volume&quot;: &quot;33&quot;, &quot;PMID&quot;: &quot;17826585&quot;, &quot;ISBN&quot;: &quot;0263557051059&quot;, &quot;title&quot;: &quot;Should Health Studies Measure Wealth?. A Systematic Review&quot;, &quot;note&quot;: &quot;Correlaties!\n\n29 studies&quot;}, &quot;id&quot;: &quot;ITEM-1&quot;, &quot;uris&quot;: [&quot;http://www.mendeley.com/documents/?uuid=e838a289-3adb-41ae-ab8b-3bfff06dc7ff&quot;]}]} RNDHbi3BAs94L"/><text:span text:style-name="T11">⁠ </text:span><text:span text:style-name="T12">for example found 29 studies testing for the correlation between health and wealth and more research has been done since. </text:span><text:span text:style-name="T11"><text:s/>There has however not been as much focus on the direction of causality than on simply showing the correlation. Health and wealth could easily be </text:span><text:span text:style-name="T14">endogenous.</text:span><text:span text:style-name="T11"> Wealth could affect health through better </text:span><text:span text:style-name="T14">acces</text:span><text:span text:style-name="T11"> to </text:span><text:span text:style-name="T14">health care</text:span><text:span text:style-name="T11">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mendeley&quot;: {&quot;formattedCitation&quot;: &quot;(Meer, Miller, &amp; Rosen, 2003)&quot;, &quot;plainTextFormattedCitation&quot;: &quot;(Meer, Miller, &amp; Rosen, 2003)&quot;, &quot;previouslyFormattedCitation&quot;: &quot;(Meer, Miller, &amp; Rosen, 2003)&quot;}, &quot;schema&quot;: &quot;https://github.com/citation-style-language/schema/raw/master/csl-citation.json&quot;, &quot;properties&quot;: {&quot;noteIndex&quot;: 0}, &quot;citationItems&quot;: [{&quot;itemData&quot;: {&quot;type&quot;: &quot;article-journal&quot;, &quot;id&quot;: &quot;ITEM-1&quot;, &quot;page&quot;: &quot;713-730&quot;, &quot;note&quot;: &quot;Causaal: nee\n\nDoe onderzoek!&quot;, &quot;volume&quot;: &quot;22&quot;, &quot;author&quot;: [{&quot;suffix&quot;: &quot;&quot;, &quot;dropping-particle&quot;: &quot;&quot;, &quot;parse-names&quot;: false, &quot;family&quot;: &quot;Meer&quot;, &quot;given&quot;: &quot;Jonathan&quot;, &quot;non-dropping-particle&quot;: &quot;&quot;}, {&quot;suffix&quot;: &quot;&quot;, &quot;dropping-particle&quot;: &quot;&quot;, &quot;parse-names&quot;: false, &quot;family&quot;: &quot;Miller&quot;, &quot;given&quot;: &quot;Douglas L&quot;, &quot;non-dropping-particle&quot;: &quot;&quot;}, {&quot;suffix&quot;: &quot;&quot;, &quot;dropping-particle&quot;: &quot;&quot;, &quot;parse-names&quot;: false, &quot;family&quot;: &quot;Rosen&quot;, &quot;given&quot;: &quot;Harvey S&quot;, &quot;non-dropping-particle&quot;: &quot;&quot;}], &quot;issued&quot;: {&quot;date-parts&quot;: [[&quot;2003&quot;]]}, &quot;title&quot;: &quot;Exploring the health\u2013wealth nexus&quot;, &quot;DOI&quot;: &quot;10.1016/S0167-6296(03)00059-6&quot;}, &quot;id&quot;: &quot;ITEM-1&quot;, &quot;uris&quot;: [&quot;http://www.mendeley.com/documents/?uuid=d690cd68-9bc9-4e54-97fe-33da205889b0&quot;]}]} RNDf7UTuJMpAr"/><text:span text:style-name="T2">(Meer, Miller, &amp; Rosen, 2003)</text:span><text:reference-mark-end text:name="ADDIN CSL_CITATION {&quot;mendeley&quot;: {&quot;formattedCitation&quot;: &quot;(Meer, Miller, &amp; Rosen, 2003)&quot;, &quot;plainTextFormattedCitation&quot;: &quot;(Meer, Miller, &amp; Rosen, 2003)&quot;, &quot;previouslyFormattedCitation&quot;: &quot;(Meer, Miller, &amp; Rosen, 2003)&quot;}, &quot;schema&quot;: &quot;https://github.com/citation-style-language/schema/raw/master/csl-citation.json&quot;, &quot;properties&quot;: {&quot;noteIndex&quot;: 0}, &quot;citationItems&quot;: [{&quot;itemData&quot;: {&quot;type&quot;: &quot;article-journal&quot;, &quot;id&quot;: &quot;ITEM-1&quot;, &quot;page&quot;: &quot;713-730&quot;, &quot;note&quot;: &quot;Causaal: nee\n\nDoe onderzoek!&quot;, &quot;volume&quot;: &quot;22&quot;, &quot;author&quot;: [{&quot;suffix&quot;: &quot;&quot;, &quot;dropping-particle&quot;: &quot;&quot;, &quot;parse-names&quot;: false, &quot;family&quot;: &quot;Meer&quot;, &quot;given&quot;: &quot;Jonathan&quot;, &quot;non-dropping-particle&quot;: &quot;&quot;}, {&quot;suffix&quot;: &quot;&quot;, &quot;dropping-particle&quot;: &quot;&quot;, &quot;parse-names&quot;: false, &quot;family&quot;: &quot;Miller&quot;, &quot;given&quot;: &quot;Douglas L&quot;, &quot;non-dropping-particle&quot;: &quot;&quot;}, {&quot;suffix&quot;: &quot;&quot;, &quot;dropping-particle&quot;: &quot;&quot;, &quot;parse-names&quot;: false, &quot;family&quot;: &quot;Rosen&quot;, &quot;given&quot;: &quot;Harvey S&quot;, &quot;non-dropping-particle&quot;: &quot;&quot;}], &quot;issued&quot;: {&quot;date-parts&quot;: [[&quot;2003&quot;]]}, &quot;title&quot;: &quot;Exploring the health\u2013wealth nexus&quot;, &quot;DOI&quot;: &quot;10.1016/S0167-6296(03)00059-6&quot;}, &quot;id&quot;: &quot;ITEM-1&quot;, &quot;uris&quot;: [&quot;http://www.mendeley.com/documents/?uuid=d690cd68-9bc9-4e54-97fe-33da205889b0&quot;]}]} RNDf7UTuJMpAr"/><text:span text:style-name="T11">⁠. </text:span></text:p>
      <text:p text:style-name="P8"><text:span text:style-name="T13"><text:tab/>As </text:span><text:reference-mark-start text:name="ADDIN CSL_CITATION {&quot;mendeley&quot;: {&quot;formattedCitation&quot;: &quot;(Aittom\u00e4ki, Martikainen, Laaksonen, Lahelma, &amp; Rahkonen, 2010)&quot;, &quot;manualFormatting&quot;: &quot;Aittom\u00e4ki, Martikainen, Laaksonen, Lahelma, and Rahkonen (2010)&quot;, &quot;plainTextFormattedCitation&quot;: &quot;(Aittom\u00e4ki, Martikainen, Laaksonen, Lahelma, &amp; Rahkonen, 2010)&quot;, &quot;previouslyFormattedCitation&quot;: &quot;(Aittom\u00e4ki, Martikainen, Laaksonen, Lahelma, &amp; Rahkonen, 2010)&quot;}, &quot;schema&quot;: &quot;https://github.com/citation-style-language/schema/raw/master/csl-citation.json&quot;, &quot;properties&quot;: {&quot;noteIndex&quot;: 0}, &quot;citationItems&quot;: [{&quot;itemData&quot;: {&quot;container-title&quot;: &quot;Social Science and Medicine&quot;, &quot;type&quot;: &quot;article-journal&quot;, &quot;id&quot;: &quot;ITEM-1&quot;, &quot;issue&quot;: &quot;5&quot;, &quot;author&quot;: [{&quot;suffix&quot;: &quot;&quot;, &quot;dropping-particle&quot;: &quot;&quot;, &quot;parse-names&quot;: false, &quot;family&quot;: &quot;Aittom\u00e4ki&quot;, &quot;given&quot;: &quot;Akseli&quot;, &quot;non-dropping-particle&quot;: &quot;&quot;}, {&quot;suffix&quot;: &quot;&quot;, &quot;dropping-particle&quot;: &quot;&quot;, &quot;parse-names&quot;: false, &quot;family&quot;: &quot;Martikainen&quot;, &quot;given&quot;: &quot;Pekka&quot;, &quot;non-dropping-particle&quot;: &quot;&quot;}, {&quot;suffix&quot;: &quot;&quot;, &quot;dropping-particle&quot;: &quot;&quot;, &quot;parse-names&quot;: false, &quot;family&quot;: &quot;Laaksonen&quot;, &quot;given&quot;: &quot;Mikko&quot;, &quot;non-dropping-particle&quot;: &quot;&quot;}, {&quot;suffix&quot;: &quot;&quot;, &quot;dropping-particle&quot;: &quot;&quot;, &quot;parse-names&quot;: false, &quot;family&quot;: &quot;Lahelma&quot;, &quot;given&quot;: &quot;Eero&quot;, &quot;non-dropping-particle&quot;: &quot;&quot;}, {&quot;suffix&quot;: &quot;&quot;, &quot;dropping-particle&quot;: &quot;&quot;, &quot;parse-names&quot;: false, &quot;family&quot;: &quot;Rahkonen&quot;, &quot;given&quot;: &quot;Ossi&quot;, &quot;non-dropping-particle&quot;: &quot;&quot;}], &quot;issued&quot;: {&quot;date-parts&quot;: [[&quot;2010&quot;]]}, &quot;page&quot;: &quot;1018-1026&quot;, &quot;publisher&quot;: &quot;Elsevier Ltd&quot;, &quot;ISSN&quot;: &quot;02779536&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volume&quot;: &quot;71&quot;, &quot;PMID&quot;: &quot;20598791&quot;, &quot;ISBN&quot;: &quot;0277-9536&quot;, &quot;title&quot;: &quot;The associations of household wealth and income with self-rated health - A study on economic advantage in middle-aged Finnish men and women&quot;, &quot;note&quot;: &quot;correlatie\n\nWealth &amp;gt; income\n\nDiscussie:&quot;}, &quot;id&quot;: &quot;ITEM-1&quot;, &quot;uris&quot;: [&quot;http://www.mendeley.com/documents/?uuid=1602fcc9-313a-483e-8e05-7a747de6cc7d&quot;]}]} RNDsxodNsvyMD"/><text:span text:style-name="T4">Aittomäki, Martikainen, Laaksonen, Lahelma, and Rahkonen (2010)</text:span><text:reference-mark-end text:name="ADDIN CSL_CITATION {&quot;mendeley&quot;: {&quot;formattedCitation&quot;: &quot;(Aittom\u00e4ki, Martikainen, Laaksonen, Lahelma, &amp; Rahkonen, 2010)&quot;, &quot;manualFormatting&quot;: &quot;Aittom\u00e4ki, Martikainen, Laaksonen, Lahelma, and Rahkonen (2010)&quot;, &quot;plainTextFormattedCitation&quot;: &quot;(Aittom\u00e4ki, Martikainen, Laaksonen, Lahelma, &amp; Rahkonen, 2010)&quot;, &quot;previouslyFormattedCitation&quot;: &quot;(Aittom\u00e4ki, Martikainen, Laaksonen, Lahelma, &amp; Rahkonen, 2010)&quot;}, &quot;schema&quot;: &quot;https://github.com/citation-style-language/schema/raw/master/csl-citation.json&quot;, &quot;properties&quot;: {&quot;noteIndex&quot;: 0}, &quot;citationItems&quot;: [{&quot;itemData&quot;: {&quot;container-title&quot;: &quot;Social Science and Medicine&quot;, &quot;type&quot;: &quot;article-journal&quot;, &quot;id&quot;: &quot;ITEM-1&quot;, &quot;issue&quot;: &quot;5&quot;, &quot;author&quot;: [{&quot;suffix&quot;: &quot;&quot;, &quot;dropping-particle&quot;: &quot;&quot;, &quot;parse-names&quot;: false, &quot;family&quot;: &quot;Aittom\u00e4ki&quot;, &quot;given&quot;: &quot;Akseli&quot;, &quot;non-dropping-particle&quot;: &quot;&quot;}, {&quot;suffix&quot;: &quot;&quot;, &quot;dropping-particle&quot;: &quot;&quot;, &quot;parse-names&quot;: false, &quot;family&quot;: &quot;Martikainen&quot;, &quot;given&quot;: &quot;Pekka&quot;, &quot;non-dropping-particle&quot;: &quot;&quot;}, {&quot;suffix&quot;: &quot;&quot;, &quot;dropping-particle&quot;: &quot;&quot;, &quot;parse-names&quot;: false, &quot;family&quot;: &quot;Laaksonen&quot;, &quot;given&quot;: &quot;Mikko&quot;, &quot;non-dropping-particle&quot;: &quot;&quot;}, {&quot;suffix&quot;: &quot;&quot;, &quot;dropping-particle&quot;: &quot;&quot;, &quot;parse-names&quot;: false, &quot;family&quot;: &quot;Lahelma&quot;, &quot;given&quot;: &quot;Eero&quot;, &quot;non-dropping-particle&quot;: &quot;&quot;}, {&quot;suffix&quot;: &quot;&quot;, &quot;dropping-particle&quot;: &quot;&quot;, &quot;parse-names&quot;: false, &quot;family&quot;: &quot;Rahkonen&quot;, &quot;given&quot;: &quot;Ossi&quot;, &quot;non-dropping-particle&quot;: &quot;&quot;}], &quot;issued&quot;: {&quot;date-parts&quot;: [[&quot;2010&quot;]]}, &quot;page&quot;: &quot;1018-1026&quot;, &quot;publisher&quot;: &quot;Elsevier Ltd&quot;, &quot;ISSN&quot;: &quot;02779536&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volume&quot;: &quot;71&quot;, &quot;PMID&quot;: &quot;20598791&quot;, &quot;ISBN&quot;: &quot;0277-9536&quot;, &quot;title&quot;: &quot;The associations of household wealth and income with self-rated health - A study on economic advantage in middle-aged Finnish men and women&quot;, &quot;note&quot;: &quot;correlatie\n\nWealth &amp;gt; income\n\nDiscussie:&quot;}, &quot;id&quot;: &quot;ITEM-1&quot;, &quot;uris&quot;: [&quot;http://www.mendeley.com/documents/?uuid=1602fcc9-313a-483e-8e05-7a747de6cc7d&quot;]}]} RNDsxodNsvyMD"/><text:span text:style-name="T5">⁠ </text:span><text:span text:style-name="T3">point out, “Wealth in particular is not directly affected by changes in labour market participation that may radically alter the current income level”. This is important “… as changes in health and illness are likely to develop over a considerable time span” (p1025). They also find that wealth is highly relevant in explaining health. </text:span></text:p>
      <text:p text:style-name="P8"><text:span text:style-name="T3"><text:tab/></text:span><text:span text:style-name="T7">The goal of this paper is to examine the causality between health and wealth. </text:span><text:span text:style-name="T3">This paper will try to </text:span><text:span text:style-name="T6">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6"><office:annotation office:name="__Annotation__276_1921872290"><dc:creator>Unknown Author</dc:creator><dc:date>2019-01-01T20:58:54.912422926</dc:date><text:p text:style-name="P9"><text:span text:style-name="T15">Is dit een woord?</text:span></text:p></office:annotation></text:span><text:span text:style-name="T6">renters</text:span><office:annotation-end office:name="__Annotation__276_1921872290"/><text:span text:style-name="T6"> alike.</text:span></text:p>
      <text:p text:style-name="P5"><text:span text:style-name="T8"/></text:p>
      <text:p text:style-name="P5"><text:span text:style-name="T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1T21:03:23.524449732</dc:date>
    <meta:editing-duration>PT8M24S</meta:editing-duration>
    <meta:editing-cycles>3</meta:editing-cycles>
    <meta:document-statistic meta:table-count="0" meta:image-count="0" meta:object-count="0" meta:page-count="1" meta:paragraph-count="21" meta:word-count="367" meta:character-count="2225" meta:non-whitespace-character-count="1882"/>
    <meta:user-defined meta:name="Mendeley Citation Style_1">http://www.zotero.org/styles/apa</meta:user-defined>
    <meta:user-defined meta:name="Mendeley Document_1">True</meta:user-defined>
    <meta:user-defined meta:name="Mendeley Unique User Id_1">Self UUID Temp</meta:user-defined>
  </office:meta>
</office:document-meta>
</file>